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7ef3"/>
    </style:style>
    <style:style style:name="T1" style:family="text">
      <style:text-properties officeooo:rsid="0019c2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8"/>ASSIGNMENT </text:p>
      <text:p text:style-name="P1"/>
      <text:p text:style-name="P1">MODULE 11:</text:p>
      <text:p text:style-name="P1"/>
      <text:p text:style-name="P1"/>
      <text:p text:style-name="Standard">1. Insertion Anomaly : We need to know VisitNo and ProvNo to insert into the table.</text:p>
      <text:p text:style-name="Standard">Update Anomaly : A change in ProvSpecificity of ProvNo updates more than 1 updations</text:p>
      <text:p text:style-name="Standard">to the table.</text:p>
      <text:p text:style-name="Standard">Deletion Anomaly : If details about <text:span text:style-name="T1">p3 deleted it results in lost of record.</text:span></text:p>
      <text:p text:style-name="Standard"/>
      <text:p text:style-name="Standard"/>
      <text:p text:style-name="Standard">2. PatNo -&gt; PatAge,PatZip</text:p>
      <text:p text:style-name="Standard"><text:s text:c="4"/>PatZip -&gt; PatCity</text:p>
      <text:p text:style-name="Standard"><text:s text:c="4"/>VisitNo -&gt; PatNo, VisitDate</text:p>
      <text:p text:style-name="Standard"><text:s text:c="4"/>ProvNo -&gt; ProvSpeciality,ProvEmail</text:p>
      <text:p text:style-name="Standard"><text:s text:c="4"/>ProvNo,VisitNo -&gt;Diagnosis.</text:p>
      <text:p text:style-name="Standard"/>
      <text:p text:style-name="Standard">BCNF tables depending on above Functional Dependencies:</text:p>
      <text:p text:style-name="Standard"/>
      <text:p text:style-name="Standard">Table1(PatNo PrimaryKey, PatAge, PatZip ForeignKey references Table2)</text:p>
      <text:p text:style-name="Standard">Table2(PatZip Primary Key, PatCity)</text:p>
      <text:p text:style-name="Standard">Table3(VisitNo PrimaryKey , PatNo, VisitNo , ForeignKey(PatNo) references Table1)</text:p>
      <text:p text:style-name="Standard">Table4(ProvNo Primary Key, ProvSpeciality,ProvEmail UNIQUE )</text:p>
      <text:p text:style-name="Standard">Tabel5(ProvNo,VisitNo,Diagnosis ,ForeignKey(ProvNo) references Table4,</text:p>
      <text:p text:style-name="Standard">ForeignKey(VisitNo) references Table3 , Primary Key(ProvNo,VisitNo))</text:p>
      <text:p text:style-name="Standard"/>
      <text:p text:style-name="Standard"/>
      <text:p text:style-name="Standard">3. A. Student Table has two determinants so it violates BCNF, so Email Should be marked</text:p>
      <text:p text:style-name="Standard">as Unique Student​ ( ​</text:p>
      <text:p text:style-name="Standard">StdNo​, StdName, StdEmail UNIQUEl, StdAddress, StdCity, StdState, StdZip ).</text:p>
      <text:p text:style-name="Standard">B. Lender Table doesn’t violate BCNF</text:p>
      <text:p text:style-name="Standard">C.Institution ​( ​InstNo​, InstName UNIQUE, InstMascot)</text:p>
      <text:p text:style-name="Standard"/>
      <text:p text:style-name="Standard"/>
      <text:p text:style-name="Standard">4.</text:p>
      <text:p text:style-name="Standard">OrdNo ​→ ItemNo ​(1,2), (3,4)</text:p>
      <text:p text:style-name="Standard">OrdNo ​→ QtyOrd ​(3,4)</text:p>
      <text:p text:style-name="Standard">OrdNo ​→ CustNo ​None</text:p>
      <text:p text:style-name="Standard">OrdNo ​→ CustBal ​None</text:p>
      <text:p text:style-name="Standard">OrdNo ​→ CustDisc ​None</text:p>
      <text:p text:style-name="Standard">OrdNo ​→ ItemPrice ​(1,2), (3,4)</text:p>
      <text:p text:style-name="Standard">OrdNo ​→ OrdDate ​No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0:51:11.293363850</meta:creation-date>
    <dc:date>2022-04-25T10:57:56.103096441</dc:date>
    <meta:editing-duration>PT6M4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169" meta:character-count="1367" meta:non-whitespace-character-count="1032"/>
  </office:meta>
</office:document-meta>
</file>